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266.97482975142">
            <text:p>1266,97482975</text:p>
          </table:table-cell>
          <table:table-cell table:style-name="ce1" office:value-type="float" office:value="1002.95492826934">
            <text:p>1002,95492827</text:p>
          </table:table-cell>
          <table:table-cell table:number-columns-repeated="8" table:style-name="ce1" office:value-type="float" office:value="988.820702174933">
            <text:p>988,82070217</text:p>
          </table:table-cell>
          <table:table-cell table:number-columns-repeated="13" table:style-name="ce1" office:value-type="float" office:value="978.070278247821">
            <text:p>978,07027825</text:p>
          </table:table-cell>
          <table:table-cell table:number-columns-repeated="12" table:style-name="ce1" office:value-type="float" office:value="975.249551931317">
            <text:p>975,24955193</text:p>
          </table:table-cell>
          <table:table-cell table:number-columns-repeated="24" table:style-name="ce1" office:value-type="float" office:value="958.629038859945">
            <text:p>958,62903886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69">
            <text:p>169</text:p>
          </table:table-cell>
          <table:table-cell office:value-type="float" office:value="2503">
            <text:p>2503</text:p>
          </table:table-cell>
          <table:table-cell table:number-columns-repeated="8" office:value-type="float" office:value="3632">
            <text:p>3632</text:p>
          </table:table-cell>
          <table:table-cell table:number-columns-repeated="13" office:value-type="float" office:value="14047">
            <text:p>14047</text:p>
          </table:table-cell>
          <table:table-cell table:number-columns-repeated="12" office:value-type="float" office:value="30055">
            <text:p>30055</text:p>
          </table:table-cell>
          <table:table-cell table:number-columns-repeated="24" office:value-type="float" office:value="46312">
            <text:p>46312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384.54536145087">
            <text:p>1384,54536145</text:p>
          </table:table-cell>
          <table:table-cell table:style-name="ce1" office:value-type="float" office:value="1247.46801518439">
            <text:p>1247,46801518</text:p>
          </table:table-cell>
          <table:table-cell table:style-name="ce1" office:value-type="float" office:value="1183.61908833928">
            <text:p>1183,61908834</text:p>
          </table:table-cell>
          <table:table-cell table:style-name="ce1" office:value-type="float" office:value="1437.61409997525">
            <text:p>1437,61409998</text:p>
          </table:table-cell>
          <table:table-cell table:style-name="ce1" office:value-type="float" office:value="1075.83343936006">
            <text:p>1075,83343936</text:p>
          </table:table-cell>
          <table:table-cell table:style-name="ce1" office:value-type="float" office:value="1280.52239330746">
            <text:p>1280,52239331</text:p>
          </table:table-cell>
          <table:table-cell table:style-name="ce1" office:value-type="float" office:value="1183.48923761665">
            <text:p>1183,48923762</text:p>
          </table:table-cell>
          <table:table-cell table:style-name="ce1" office:value-type="float" office:value="1154.54946689794">
            <text:p>1154,54946690</text:p>
          </table:table-cell>
          <table:table-cell table:style-name="ce1" office:value-type="float" office:value="1112.06677303259">
            <text:p>1112,06677303</text:p>
          </table:table-cell>
          <table:table-cell table:style-name="ce1" office:value-type="float" office:value="1065.53787765515">
            <text:p>1065,53787766</text:p>
          </table:table-cell>
          <table:table-cell table:style-name="ce1" office:value-type="float" office:value="1052.13148371077">
            <text:p>1052,13148371</text:p>
          </table:table-cell>
          <table:table-cell table:style-name="ce1" office:value-type="float" office:value="1156.67642334872">
            <text:p>1156,67642335</text:p>
          </table:table-cell>
          <table:table-cell table:style-name="ce1" office:value-type="float" office:value="1293.55557991627">
            <text:p>1293,55557992</text:p>
          </table:table-cell>
          <table:table-cell table:style-name="ce1" office:value-type="float" office:value="1294.47862808049">
            <text:p>1294,47862808</text:p>
          </table:table-cell>
          <table:table-cell table:style-name="ce1" office:value-type="float" office:value="1274.25981163004">
            <text:p>1274,25981163</text:p>
          </table:table-cell>
          <table:table-cell table:style-name="ce1" office:value-type="float" office:value="1232.45418195991">
            <text:p>1232,45418196</text:p>
          </table:table-cell>
          <table:table-cell table:style-name="ce1" office:value-type="float" office:value="1299.21771586386">
            <text:p>1299,21771586</text:p>
          </table:table-cell>
          <table:table-cell table:style-name="ce1" office:value-type="float" office:value="1162.79602758983">
            <text:p>1162,79602759</text:p>
          </table:table-cell>
          <table:table-cell table:style-name="ce1" office:value-type="float" office:value="1184.44341021261">
            <text:p>1184,44341021</text:p>
          </table:table-cell>
          <table:table-cell table:style-name="ce1" office:value-type="float" office:value="1212.26445538585">
            <text:p>1212,26445539</text:p>
          </table:table-cell>
          <table:table-cell table:style-name="ce1" office:value-type="float" office:value="1461.69906384592">
            <text:p>1461,69906385</text:p>
          </table:table-cell>
          <table:table-cell table:style-name="ce1" office:value-type="float" office:value="1288.02635100963">
            <text:p>1288,02635101</text:p>
          </table:table-cell>
          <table:table-cell table:style-name="ce1" office:value-type="float" office:value="1076.23083956614">
            <text:p>1076,23083957</text:p>
          </table:table-cell>
          <table:table-cell table:style-name="ce1" office:value-type="float" office:value="1263.89659981505">
            <text:p>1263,89659982</text:p>
          </table:table-cell>
          <table:table-cell table:style-name="ce1" office:value-type="float" office:value="1317.20923447916">
            <text:p>1317,20923448</text:p>
          </table:table-cell>
          <table:table-cell table:style-name="ce1" office:value-type="float" office:value="1285.67643987121">
            <text:p>1285,67643987</text:p>
          </table:table-cell>
          <table:table-cell table:style-name="ce1" office:value-type="float" office:value="1185.19787407723">
            <text:p>1185,19787408</text:p>
          </table:table-cell>
          <table:table-cell table:style-name="ce1" office:value-type="float" office:value="1069.60531159018">
            <text:p>1069,60531159</text:p>
          </table:table-cell>
          <table:table-cell table:style-name="ce1" office:value-type="float" office:value="1163.49691091226">
            <text:p>1163,49691091</text:p>
          </table:table-cell>
          <table:table-cell table:style-name="ce1" office:value-type="float" office:value="1184.38005008821">
            <text:p>1184,38005009</text:p>
          </table:table-cell>
          <table:table-cell table:style-name="ce1" office:value-type="float" office:value="1172.60276369515">
            <text:p>1172,60276370</text:p>
          </table:table-cell>
          <table:table-cell table:style-name="ce1" office:value-type="float" office:value="1076.75096983502">
            <text:p>1076,75096984</text:p>
          </table:table-cell>
          <table:table-cell table:style-name="ce1" office:value-type="float" office:value="1157.94393220143">
            <text:p>1157,94393220</text:p>
          </table:table-cell>
          <table:table-cell table:style-name="ce1" office:value-type="float" office:value="1303.58076112143">
            <text:p>1303,58076112</text:p>
          </table:table-cell>
          <table:table-cell table:style-name="ce1" office:value-type="float" office:value="1388.59277773713">
            <text:p>1388,59277774</text:p>
          </table:table-cell>
          <table:table-cell table:style-name="ce1" office:value-type="float" office:value="1376.73552878097">
            <text:p>1376,73552878</text:p>
          </table:table-cell>
          <table:table-cell table:style-name="ce1" office:value-type="float" office:value="1092.88476589341">
            <text:p>1092,88476589</text:p>
          </table:table-cell>
          <table:table-cell table:style-name="ce1" office:value-type="float" office:value="1134.72656019271">
            <text:p>1134,72656019</text:p>
          </table:table-cell>
          <table:table-cell table:style-name="ce1" office:value-type="float" office:value="1157.88804406314">
            <text:p>1157,88804406</text:p>
          </table:table-cell>
          <table:table-cell table:style-name="ce1" office:value-type="float" office:value="1146.80777047095">
            <text:p>1146,80777047</text:p>
          </table:table-cell>
          <table:table-cell table:style-name="ce1" office:value-type="float" office:value="1289.24593587689">
            <text:p>1289,24593588</text:p>
          </table:table-cell>
          <table:table-cell table:style-name="ce1" office:value-type="float" office:value="1324.68100715022">
            <text:p>1324,68100715</text:p>
          </table:table-cell>
          <table:table-cell table:style-name="ce1" office:value-type="float" office:value="1261.3948583581">
            <text:p>1261,39485836</text:p>
          </table:table-cell>
          <table:table-cell table:style-name="ce1" office:value-type="float" office:value="1252.0528588992">
            <text:p>1252,05285890</text:p>
          </table:table-cell>
          <table:table-cell table:style-name="ce1" office:value-type="float" office:value="1185.28411958359">
            <text:p>1185,28411958</text:p>
          </table:table-cell>
          <table:table-cell table:style-name="ce1" office:value-type="float" office:value="1185.65838751603">
            <text:p>1185,65838752</text:p>
          </table:table-cell>
          <table:table-cell table:style-name="ce1" office:value-type="float" office:value="1302.86171688819">
            <text:p>1302,86171689</text:p>
          </table:table-cell>
          <table:table-cell table:style-name="ce1" office:value-type="float" office:value="1142.7623627992">
            <text:p>1142,76236280</text:p>
          </table:table-cell>
          <table:table-cell table:style-name="ce1" office:value-type="float" office:value="1135.48060299448">
            <text:p>1135,48060299</text:p>
          </table:table-cell>
          <table:table-cell table:style-name="ce1" office:value-type="float" office:value="1268.04242429885">
            <text:p>1268,04242430</text:p>
          </table:table-cell>
          <table:table-cell table:style-name="ce1" office:value-type="float" office:value="1094.34541707776">
            <text:p>1094,34541708</text:p>
          </table:table-cell>
          <table:table-cell table:style-name="ce1" office:value-type="float" office:value="1222.25265223545">
            <text:p>1222,25265224</text:p>
          </table:table-cell>
          <table:table-cell table:style-name="ce1" office:value-type="float" office:value="1132.6114596755">
            <text:p>1132,61145968</text:p>
          </table:table-cell>
          <table:table-cell table:style-name="ce1" office:value-type="float" office:value="1237.24627542343">
            <text:p>1237,24627542</text:p>
          </table:table-cell>
          <table:table-cell table:style-name="ce1" office:value-type="float" office:value="1200.65806853731">
            <text:p>1200,65806854</text:p>
          </table:table-cell>
          <table:table-cell table:style-name="ce1" office:value-type="float" office:value="1159.67618008028">
            <text:p>1159,67618008</text:p>
          </table:table-cell>
          <table:table-cell table:style-name="ce1" office:value-type="float" office:value="1140.93988269455">
            <text:p>1140,93988269</text:p>
          </table:table-cell>
          <table:table-cell table:style-name="ce1" office:value-type="float" office:value="1085.1579375971">
            <text:p>1085,15793760</text:p>
          </table:table-cell>
          <table:table-cell table:style-name="ce1" office:value-type="float" office:value="1286.26744677339">
            <text:p>1286,26744677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10">
            <text:p>1310</text:p>
          </table:table-cell>
          <table:table-cell office:value-type="float" office:value="2603">
            <text:p>2603</text:p>
          </table:table-cell>
          <table:table-cell office:value-type="float" office:value="3879">
            <text:p>3879</text:p>
          </table:table-cell>
          <table:table-cell office:value-type="float" office:value="5152">
            <text:p>5152</text:p>
          </table:table-cell>
          <table:table-cell office:value-type="float" office:value="6460">
            <text:p>6460</text:p>
          </table:table-cell>
          <table:table-cell office:value-type="float" office:value="7734">
            <text:p>7734</text:p>
          </table:table-cell>
          <table:table-cell office:value-type="float" office:value="9006">
            <text:p>9006</text:p>
          </table:table-cell>
          <table:table-cell office:value-type="float" office:value="10289">
            <text:p>10289</text:p>
          </table:table-cell>
          <table:table-cell office:value-type="float" office:value="11583">
            <text:p>11583</text:p>
          </table:table-cell>
          <table:table-cell office:value-type="float" office:value="12887">
            <text:p>12887</text:p>
          </table:table-cell>
          <table:table-cell office:value-type="float" office:value="14195">
            <text:p>14195</text:p>
          </table:table-cell>
          <table:table-cell office:value-type="float" office:value="15498">
            <text:p>15498</text:p>
          </table:table-cell>
          <table:table-cell office:value-type="float" office:value="16777">
            <text:p>16777</text:p>
          </table:table-cell>
          <table:table-cell office:value-type="float" office:value="18043">
            <text:p>18043</text:p>
          </table:table-cell>
          <table:table-cell office:value-type="float" office:value="19337">
            <text:p>19337</text:p>
          </table:table-cell>
          <table:table-cell office:value-type="float" office:value="20610">
            <text:p>20610</text:p>
          </table:table-cell>
          <table:table-cell office:value-type="float" office:value="21886">
            <text:p>21886</text:p>
          </table:table-cell>
          <table:table-cell office:value-type="float" office:value="23198">
            <text:p>23198</text:p>
          </table:table-cell>
          <table:table-cell office:value-type="float" office:value="24465">
            <text:p>24465</text:p>
          </table:table-cell>
          <table:table-cell office:value-type="float" office:value="25755">
            <text:p>25755</text:p>
          </table:table-cell>
          <table:table-cell office:value-type="float" office:value="27046">
            <text:p>27046</text:p>
          </table:table-cell>
          <table:table-cell office:value-type="float" office:value="28318">
            <text:p>28318</text:p>
          </table:table-cell>
          <table:table-cell office:value-type="float" office:value="29598">
            <text:p>29598</text:p>
          </table:table-cell>
          <table:table-cell office:value-type="float" office:value="30902">
            <text:p>30902</text:p>
          </table:table-cell>
          <table:table-cell office:value-type="float" office:value="32190">
            <text:p>32190</text:p>
          </table:table-cell>
          <table:table-cell office:value-type="float" office:value="33475">
            <text:p>33475</text:p>
          </table:table-cell>
          <table:table-cell office:value-type="float" office:value="34784">
            <text:p>34784</text:p>
          </table:table-cell>
          <table:table-cell office:value-type="float" office:value="36090">
            <text:p>36090</text:p>
          </table:table-cell>
          <table:table-cell office:value-type="float" office:value="37395">
            <text:p>37395</text:p>
          </table:table-cell>
          <table:table-cell office:value-type="float" office:value="38695">
            <text:p>38695</text:p>
          </table:table-cell>
          <table:table-cell office:value-type="float" office:value="40006">
            <text:p>40006</text:p>
          </table:table-cell>
          <table:table-cell office:value-type="float" office:value="41315">
            <text:p>41315</text:p>
          </table:table-cell>
          <table:table-cell office:value-type="float" office:value="42617">
            <text:p>42617</text:p>
          </table:table-cell>
          <table:table-cell office:value-type="float" office:value="43884">
            <text:p>43884</text:p>
          </table:table-cell>
          <table:table-cell office:value-type="float" office:value="45151">
            <text:p>45151</text:p>
          </table:table-cell>
          <table:table-cell office:value-type="float" office:value="46445">
            <text:p>46445</text:p>
          </table:table-cell>
          <table:table-cell office:value-type="float" office:value="47730">
            <text:p>47730</text:p>
          </table:table-cell>
          <table:table-cell office:value-type="float" office:value="49012">
            <text:p>49012</text:p>
          </table:table-cell>
          <table:table-cell office:value-type="float" office:value="50303">
            <text:p>50303</text:p>
          </table:table-cell>
          <table:table-cell office:value-type="float" office:value="51605">
            <text:p>51605</text:p>
          </table:table-cell>
          <table:table-cell office:value-type="float" office:value="52888">
            <text:p>52888</text:p>
          </table:table-cell>
          <table:table-cell office:value-type="float" office:value="54144">
            <text:p>54144</text:p>
          </table:table-cell>
          <table:table-cell office:value-type="float" office:value="55409">
            <text:p>55409</text:p>
          </table:table-cell>
          <table:table-cell office:value-type="float" office:value="56677">
            <text:p>56677</text:p>
          </table:table-cell>
          <table:table-cell office:value-type="float" office:value="57984">
            <text:p>57984</text:p>
          </table:table-cell>
          <table:table-cell office:value-type="float" office:value="59274">
            <text:p>59274</text:p>
          </table:table-cell>
          <table:table-cell office:value-type="float" office:value="60539">
            <text:p>60539</text:p>
          </table:table-cell>
          <table:table-cell office:value-type="float" office:value="61827">
            <text:p>61827</text:p>
          </table:table-cell>
          <table:table-cell office:value-type="float" office:value="63117">
            <text:p>63117</text:p>
          </table:table-cell>
          <table:table-cell office:value-type="float" office:value="64418">
            <text:p>64418</text:p>
          </table:table-cell>
          <table:table-cell office:value-type="float" office:value="65714">
            <text:p>65714</text:p>
          </table:table-cell>
          <table:table-cell office:value-type="float" office:value="66990">
            <text:p>66990</text:p>
          </table:table-cell>
          <table:table-cell office:value-type="float" office:value="68283">
            <text:p>68283</text:p>
          </table:table-cell>
          <table:table-cell office:value-type="float" office:value="69576">
            <text:p>69576</text:p>
          </table:table-cell>
          <table:table-cell office:value-type="float" office:value="70878">
            <text:p>70878</text:p>
          </table:table-cell>
          <table:table-cell office:value-type="float" office:value="72165">
            <text:p>72165</text:p>
          </table:table-cell>
          <table:table-cell office:value-type="float" office:value="73467">
            <text:p>73467</text:p>
          </table:table-cell>
          <table:table-cell office:value-type="float" office:value="74775">
            <text:p>74775</text:p>
          </table:table-cell>
          <table:table-cell office:value-type="float" office:value="76041">
            <text:p>7604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976.364416075532">
            <text:p>976,36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1620.76778485691">
            <text:p>1620,77</text:p>
          </table:table-cell>
          <table:table-cell table:number-columns-repeated="58"/>
        </table:table-row>
        <table:table-row table:style-name="ro1" table:number-rows-repeated="6">
          <table:table-cell table:number-columns-repeated="60"/>
        </table:table-row>
        <table:table-row table:style-name="ro1">
          <table:table-cell>
            <draw:frame table:end-cell-address="Hoja1.E30" table:end-x="2.38cm" table:end-y="0.379cm" draw:z-index="0" draw:style-name="gr1" svg:width="15.69cm" svg:height="6.986cm" svg:x="1.605cm" svg:y="0.167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32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32:4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691cm" svg:height="6.987cm" chart:class="chart:scatter" chart:style-name="ch1">
        <chart:title svg:x="6.773cm" svg:y="0.14cm" chart:style-name="ch2">
          <text:p>Prueba # 7</text:p>
        </chart:title>
        <chart:legend chart:legend-position="end" svg:x="13.988cm" svg:y="3.186cm" chart:style-name="ch3"/>
        <chart:plot-area chart:style-name="ch4" table:cell-range-address="Hoja1.A1:Hoja1.BH2" chart:data-source-has-labels="column" svg:x="0.425cm" svg:y="0.782cm" svg:width="13.25cm" svg:height="5.988cm">
          <chart:axis chart:dimension="x" chart:name="primary-x" chart:style-name="ch5">
            <chart:title svg:x="6.847cm" svg:y="6.312cm" chart:style-name="ch6">
              <text:p>tiempo</text:p>
            </chart:title>
          </chart:axis>
          <chart:axis chart:dimension="y" chart:name="primary-y" chart:style-name="ch7">
            <chart:title svg:x="0.314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15">
                <text:p>230015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66.97482975142">
                <text:p>1266.97482975142</text:p>
              </table:table-cell>
              <table:table-cell office:value-type="float" office:value="1002.95492826934">
                <text:p>1002.95492826934</text:p>
              </table:table-cell>
              <table:table-cell office:value-type="float" office:value="988.820702174933">
                <text:p>988.820702174933</text:p>
              </table:table-cell>
              <table:table-cell office:value-type="float" office:value="988.820702174933">
                <text:p>988.820702174933</text:p>
              </table:table-cell>
              <table:table-cell office:value-type="float" office:value="988.820702174933">
                <text:p>988.820702174933</text:p>
              </table:table-cell>
              <table:table-cell office:value-type="float" office:value="988.820702174933">
                <text:p>988.820702174933</text:p>
              </table:table-cell>
              <table:table-cell office:value-type="float" office:value="988.820702174933">
                <text:p>988.820702174933</text:p>
              </table:table-cell>
              <table:table-cell office:value-type="float" office:value="988.820702174933">
                <text:p>988.820702174933</text:p>
              </table:table-cell>
              <table:table-cell office:value-type="float" office:value="988.820702174933">
                <text:p>988.820702174933</text:p>
              </table:table-cell>
              <table:table-cell office:value-type="float" office:value="988.820702174933">
                <text:p>988.820702174933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8.070278247821">
                <text:p>978.070278247821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75.249551931317">
                <text:p>975.249551931317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  <table:table-cell office:value-type="float" office:value="958.629038859945">
                <text:p>958.629038859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